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8.987cm"/>
    </style:style>
    <style:style style:name="co3" style:family="table-column">
      <style:table-column-properties fo:break-before="auto" style:column-width="9.994cm"/>
    </style:style>
    <style:style style:name="co4" style:family="table-column">
      <style:table-column-properties fo:break-before="auto" style:column-width="8.687cm"/>
    </style:style>
    <style:style style:name="co5" style:family="table-column">
      <style:table-column-properties fo:break-before="auto" style:column-width="7.571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4.001cm" fo:break-before="auto" style:use-optimal-row-height="false"/>
    </style:style>
    <style:style style:name="ro4"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wrap-option="wrap"/>
    </style:style>
    <style:style style:name="ce11" style:family="table-cell" style:parent-style-name="Default">
      <style:table-cell-properties fo:background-color="#ffffff" fo:wrap-option="wrap"/>
    </style:style>
    <style:style style:name="ce4"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wrap-option="wrap" style:rotation-align="none"/>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number-columns-repeated="998" table:default-cell-style-name="ce3"/>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6" table:number-columns-repeated="20"/>
          <table:table-cell table:number-columns-repeated="998"/>
        </table:table-row>
        <table:table-row table:style-name="ro2">
          <table:table-cell table:style-name="ce2" office:value-type="string" calcext:value-type="string">
            <text:p>(SEO ou accessiblité ?)</text:p>
          </table:table-cell>
          <table:table-cell table:number-columns-repeated="3"/>
          <table:table-cell table:style-name="ce4"/>
          <table:table-cell table:number-columns-repeated="1019"/>
        </table:table-row>
        <table:table-row table:style-name="ro3">
          <table:table-cell office:value-type="string" calcext:value-type="string">
            <text:p>SEO</text:p>
          </table:table-cell>
          <table:table-cell office:value-type="string" calcext:value-type="string">
            <text:p>Balise &lt;html&gt;</text:p>
          </table:table-cell>
          <table:table-cell office:value-type="string" calcext:value-type="string">
            <text:p>Attribut lang de la balise html ne prend pas Default comme valeur</text:p>
          </table:table-cell>
          <table:table-cell office:value-type="string" calcext:value-type="string">
            <text:p>Remplacement par une valeur valide.</text:p>
          </table:table-cell>
          <table:table-cell table:style-name="ce5" office:value-type="string" calcext:value-type="string">
            <text:p><text:s/>Ici ‘fr’ car c’est un site francais</text:p>
          </table:table-cell>
          <table:table-cell office:value-type="string" calcext:value-type="string">
            <text:p><text:a xlink:href="https://validator.w3.org/" xlink:type="simple">https://validator.w3.org/</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keywords"</text:p>
          </table:table-cell>
          <table:table-cell office:value-type="string" calcext:value-type="string">
            <text:p>Mot cle non adapte et technique considerer comme du black hat</text:p>
          </table:table-cell>
          <table:table-cell office:value-type="string" calcext:value-type="string">
            <text:p>utiliser des mot cle de types marque, generaliste, de location, <text:s/>d’informations ou d’intention. Et dans des proportions adequats.</text:p>
          </table:table-cell>
          <table:table-cell table:style-name="ce4" office:value-type="string" calcext:value-type="string">
            <text:p>remplacer par meta name=’keywords’ content=’chouette agence, web design, Lyon, service web, designers, illustration’</text:p>
          </table:table-cell>
          <table:table-cell office:value-type="string" calcext:value-type="string">
            <text:p><text:a xlink:href="https://openclassrooms.com/fr/courses/5561431-augmentez-votre-trafic-grace-au-referencement-naturel-seo/5578338-reconnaissez-les-differents-types-de-mots-cles" xlink:type="simple">https://openclassrooms.com/fr/courses/5561431-augmentez-votre-trafic-grace-au-referencement-naturel-seo/5578338-reconnaissez-les-differents-types-de-mots-cles</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description" content=""&gt;</text:p>
          </table:table-cell>
          <table:table-cell office:value-type="string" calcext:value-type="string">
            <text:p>L’attribut content est vide. C’est pourtant primordiale, cela correspond au texte que l’on peut voir sous le lien de notre site lors d’une recherche,</text:p>
          </table:table-cell>
          <table:table-cell office:value-type="string" calcext:value-type="string">
            <text:p>Nous allons remplir le contenu avec une description pertinente contenant des mot-cles, Entre 132 – 160 caracteres,</text:p>
          </table:table-cell>
          <table:table-cell table:style-name="ce4" office:value-type="string" calcext:value-type="string">
            <text:p>La chouette agence est une agence de web design a Lyon qui aide les entreprises a devenir visibles sur internet et qui s'adapte aux stategies de ses clients.</text:p>
          </table:table-cell>
          <table:table-cell office:value-type="string" calcext:value-type="string">
            <text:p><text:a xlink:href="https://openclassrooms.com/fr/" xlink:type="simple">https://openclassrooms.com/fr/</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 ‘robots’&gt;</text:p>
          </table:table-cell>
          <table:table-cell office:value-type="string" calcext:value-type="string">
            <text:p>Non presence de la balise meta robot</text:p>
          </table:table-cell>
          <table:table-cell office:value-type="string" calcext:value-type="string">
            <text:p>Il faut implementer une balise meta robots pour indiquer au robots d’indexer ou non le site et de suivre ou non les liens qui y sont presents.</text:p>
          </table:table-cell>
          <table:table-cell table:style-name="ce4" office:value-type="string" calcext:value-type="string">
            <text:p>integration d’une balise &lt;meta name="robots" content="index, follow"&gt;</text:p>
          </table:table-cell>
          <table:table-cell office:value-type="string" calcext:value-type="string">
            <text:p><text:a xlink:href="https://smartkeyword.io/seo-technique-seo-balise-meta-robots/" xlink:type="simple">https://smartkeyword.io/seo-technique-seo-balise-meta-robots/</text:a></text:p>
          </table:table-cell>
          <table:table-cell table:number-columns-repeated="1018"/>
        </table:table-row>
        <table:table-row table:style-name="ro3">
          <table:table-cell office:value-type="string" calcext:value-type="string">
            <text:p>SEO</text:p>
          </table:table-cell>
          <table:table-cell office:value-type="string" calcext:value-type="string">
            <text:p>balise &lt;title&gt; contient un ‘.’</text:p>
          </table:table-cell>
          <table:table-cell office:value-type="string" calcext:value-type="string">
            <text:p>La Balise Title est une balise HTML qui contient une phrase reprise dans l’onglet du navigateur de l’internaute et les résultats de recherche du moteur. Il s’agit de l’un des champs les plus importants pour l’analyse « in page » de la page par Google. 70 characteres max</text:p>
          </table:table-cell>
          <table:table-cell office:value-type="string" calcext:value-type="string">
            <text:p>Le contenu de la balise Title a un poids très fort dans l’analyse du texte d’une page. Cette balise doit donc être tout particulièrement soignée en termes de SEO. Chaque page d’un site web doit également avoir une balise Title spécifique, descriptive, originale et différentiante.</text:p>
          </table:table-cell>
          <table:table-cell table:style-name="ce12" office:value-type="string" calcext:value-type="string">
            <text:p>Nous allons afficher le nom de l’agence : &lt;title&gt;La Chouette Agence&lt;/title&gt; car nous sommes sur la pages d’acceuil, point d’entree du site</text:p>
          </table:table-cell>
          <table:table-cell office:value-type="string" calcext:value-type="string">
            <text:p><text:a xlink:href="https://www.definitions-seo.com/definition-de-balise-title/" xlink:type="simple">https://www.definitions-seo.com/definition-de-balise-title/</text:a></text:p>
          </table:table-cell>
          <table:table-cell table:number-columns-repeated="1018"/>
        </table:table-row>
        <table:table-row table:style-name="ro3">
          <table:table-cell office:value-type="string" calcext:value-type="string">
            <text:p>SEO</text:p>
          </table:table-cell>
          <table:table-cell office:value-type="string" calcext:value-type="string">
            <text:p>&lt;div class="keywords" style="color:#cccccc;font-size:1px;"&gt;Agence web à paris, stratégie web, web design, illustrations, design de site web, site web, web, internet, site internet, site&lt;/div&gt;</text:p>
          </table:table-cell>
          <table:table-cell office:value-type="string" calcext:value-type="string">
            <text:p>Texte blanc sur fond blanc contenant des mot cle : pratique considerer comme une technique de black hat. Ceci est a prohibe, le robot google le remarquera et votre subira une penalite grace a l’algorithme Penguin de Google.</text:p>
          </table:table-cell>
          <table:table-cell office:value-type="string" calcext:value-type="string">
            <text:p>Pour que votre site soit bien positionné dans les moteurs de recherche, il faut placer stratégiquement, mais avec parcimonie, les mots-clés qui définissent votre domaine. Vous serez alors bien référencé sur les requêtes qui vous intéressent.</text:p>
          </table:table-cell>
          <table:table-cell table:style-name="ce4" office:value-type="string" calcext:value-type="string">
            <text:p>suppression de la balise</text:p>
          </table:table-cell>
          <table:table-cell office:value-type="string" calcext:value-type="string">
            <text:p><text:a xlink:href="https://seomantique.fr/le-keyword-stuffing-une-pratique-seo-black-hat-a-eviter/#:~:text=Le%20keyword%20stuffing%20(ou%20bourrage,meilleur%20positionnement%20dans%20les%20SERPs" xlink:type="simple">https://seomantique.fr/le-keyword-stuffing-une-pratique-seo-black-hat-a-eviter/#:~:text=Le%20keyword%20stuffing%20(ou%20bourrage,meilleur%20positionnement%20dans%20les%20SERPs</text:a>.</text:p>
          </table:table-cell>
          <table:table-cell table:number-columns-repeated="1018"/>
        </table:table-row>
        <table:table-row table:style-name="ro3">
          <table:table-cell office:value-type="string" calcext:value-type="string">
            <text:p>SEO</text:p>
          </table:table-cell>
          <table:table-cell office:value-type="string" calcext:value-type="string">
            <text:p>attribut alt des balises &lt;img&gt;</text:p>
          </table:table-cell>
          <table:table-cell office:value-type="string" calcext:value-type="string">
            <text:p>Plusieurs attributs alt des plusieurs balises &lt;img&gt; contiennent des mot cles. C’est une pratique prohibe considerer comme du black hat</text:p>
          </table:table-cell>
          <table:table-cell office:value-type="string" calcext:value-type="string">
            <text:p>l’attribut alt doit etre utiliser pour fournir un texte qui decrit l’image. Utile pour tous pour voir un texte apparaître au survol de la souris, si jamais l’image de charge pas etc..</text:p>
          </table:table-cell>
          <table:table-cell table:style-name="ce4" office:value-type="string" calcext:value-type="string">
            <text:p>ecrire du texte court qui decrit l’image</text:p>
          </table:table-cell>
          <table:table-cell office:value-type="string" calcext:value-type="string">
            <text:p><text:a xlink:href="https://blog.comexplorer.com/attribut-alt-images-interet#:~:text=L'attribut%20«%20alt%20»%20doit,tout%20en%20donnant%20son%20contexte.&amp;text=A%20éviter%20%3A%20une%20image%20codée,%3Cimg%20src%3D%22chaton" xlink:type="simple">https://blog.comexplorer.com/attribut-alt-images-interet#:~:text=L'attribut%20%C2%AB%20alt%20%C2%BB%20doit,tout%20en%20donnant%20son%20contexte.&amp;text=A%20%C3%A9viter%20%3A%20une%20image%20cod%C3%A9e,%3Cimg%20src%3D%22chaton</text:a>.</text:p>
          </table:table-cell>
          <table:table-cell table:number-columns-repeated="1018"/>
        </table:table-row>
        <table:table-row table:style-name="ro3">
          <table:table-cell office:value-type="string" calcext:value-type="string">
            <text:p>SEO (/ accessibilite)</text:p>
          </table:table-cell>
          <table:table-cell office:value-type="string" calcext:value-type="string">
            <text:p>&lt;img alt="agence web, agence web paris, web design paris, stratégie web" src="img/title.png" /&gt;</text:p>
          </table:table-cell>
          <table:table-cell office:value-type="string" calcext:value-type="string">
            <text:p>Cette balise image ne contient aucune illustration mais uniquement du texte. Ce qui fait charger une image pour l’utilisateur a la place d’un simple texte et qui de ce fait ralenti le inutilement le chargement de la page.De plus cela retire a l’utilisateur la possibilite de modifier les tailles de textes si il en a besoin (ex : probleme de vue)</text:p>
          </table:table-cell>
          <table:table-cell office:value-type="string" calcext:value-type="string">
            <text:p>Une balise &lt;img&gt; est utilise pour apporter une illustration a un texte et non pas pour placer un bloc de texte.</text:p>
          </table:table-cell>
          <table:table-cell table:style-name="ce4" office:value-type="string" calcext:value-type="string">
            <text:p>Remplacement par une balise faite pour contenir du texte comme &lt;p&gt;</text:p>
          </table:table-cell>
          <table:table-cell office:value-type="string" calcext:value-type="string">
            <text:p><text:a xlink:href="https://developer.mozilla.org/fr/docs/Learn/HTML/Multimedia_and_embedding/Images_in_HTML" xlink:type="simple">https://developer.mozilla.org/fr/docs/Learn/HTML/Multimedia_and_embedding/Images_in_HTML</text:a></text:p>
          </table:table-cell>
          <table:table-cell table:number-columns-repeated="1018"/>
        </table:table-row>
        <table:table-row table:style-name="ro3">
          <table:table-cell table:style-name="ce11" office:value-type="string" calcext:value-type="string">
            <text:p>SEO (/accessibilite)</text:p>
          </table:table-cell>
          <table:table-cell office:value-type="string" calcext:value-type="string">
            <text:p>Balise h1, h2, h3..</text:p>
          </table:table-cell>
          <table:table-cell office:value-type="string" calcext:value-type="string">
            <text:p>Presence de balise h3 a un niveau d’imbrication ou elle devrait etre des h2</text:p>
          </table:table-cell>
          <table:table-cell office:value-type="string" calcext:value-type="string">
            <text:p>L’imbrication des balises hx. Il doit y avoir une seul et unique page h1 par page, les titres suivants doivent etre de type h2 et si un autre titre doit etre imbrique en dessous il doit etre de type h3 et ainsi de suite. Une hiérarchie de titres correcte est un point essentiel pour l'accessibilité. En effet, la grande majorité des utilisateurs de lecteurs d'écran emploient la hiérarchie de titres pour se repérer et pour naviguer rapidement dans les pages web</text:p>
          </table:table-cell>
          <table:table-cell table:style-name="ce4" office:value-type="string" calcext:value-type="string">
            <text:p>correction des h3 en h2 pour les h3 qui sont sous le h1</text:p>
          </table:table-cell>
          <table:table-cell office:value-type="string" calcext:value-type="string">
            <text:p><text:a xlink:href="https://semji.com/fr/blog/quel-est-linteret-des-balises-h1-h2-h3-pour-votre-seo/" xlink:type="simple">https://semji.com/fr/blog/quel-est-linteret-des-balises-h1-h2-h3-pour-votre-seo/</text:a></text:p>
          </table:table-cell>
          <table:table-cell table:number-columns-repeated="1018"/>
        </table:table-row>
        <table:table-row table:style-name="ro3">
          <table:table-cell office:value-type="string" calcext:value-type="string">
            <text:p>SEO</text:p>
          </table:table-cell>
          <table:table-cell office:value-type="string" calcext:value-type="string">
            <text:p>format &amp; taille des images</text:p>
          </table:table-cell>
          <table:table-cell office:value-type="string" calcext:value-type="string">
            <text:p>Les images fournis ont un poids tres eleve ce qui ralentit beaucoup le chargement du site.</text:p>
          </table:table-cell>
          <table:table-cell office:value-type="string" calcext:value-type="string">
            <text:p>Utiliser des images en png (meilleur compression que le bmp fournit), ou jpeg et de plus petites tailles si possible</text:p>
          </table:table-cell>
          <table:table-cell table:style-name="ce4" office:value-type="string" calcext:value-type="string">
            <text:p>Nous allons utiliser le logiciel gimp pour modifier le format et la taille des images dans le but de les rendres beaucoup plus legere en termes de mega octet. L’objectif etant d’obtenir un rapport compression/qualite ideale</text:p>
          </table:table-cell>
          <table:table-cell office:value-type="string" calcext:value-type="string">
            <text:p><text:a xlink:href="https://kinsta.com/fr/blog/optimiser-les-images-pour-le-web/#outils-et-programmes-doptimisation-dimages" xlink:type="simple">https://kinsta.com/fr/blog/optimiser-les-images-pour-le-web/#outils-et-programmes-doptimisation-dimages</text:a></text:p>
          </table:table-cell>
          <table:table-cell table:number-columns-repeated="1018"/>
        </table:table-row>
        <table:table-row table:style-name="ro3">
          <table:table-cell office:value-type="string" calcext:value-type="string">
            <text:p>SEO</text:p>
          </table:table-cell>
          <table:table-cell office:value-type="string" calcext:value-type="string">
            <text:p>Le footer contient des mauvais liens</text:p>
          </table:table-cell>
          <table:table-cell office:value-type="string" calcext:value-type="string">
            <text:p>Presence de liens « spammy », c'est-à-dire provenant de sites de mauvaise qualité, <text:s/>d'une langue différente, ou dont le sujet n'est pas du tout cohérent avec votre domaine d'activité.</text:p>
          </table:table-cell>
          <table:table-cell office:value-type="string" calcext:value-type="string">
            <text:p>Les liens presents doivent etre coherent avec le contenu du site, faire reference a un article d’actualite qui concerne le secteur d’activite de l’entreprise est un exemple de liens coherents.</text:p>
            <text:p>Les liens ici present dans les parties annuaires n’ont rien a faire ici. Il s’agit visiblement d’une tentative pour feinter le referencement et google risque de penaliser cette pratique.</text:p>
          </table:table-cell>
          <table:table-cell table:style-name="ce4" office:value-type="string" calcext:value-type="string">
            <text:p>Nous allons epurer les liens pour ne garder que les bons liens. C’est a dire ceux qui sont en corelation avec le secteur d’activite de la chouette agence.</text:p>
          </table:table-cell>
          <table:table-cell office:value-type="string" calcext:value-type="string">
            <text:p><text:a xlink:href="https://openclassrooms.com/fr/courses/5561431-augmentez-votre-trafic-grace-au-referencement-naturel-seo/5578342-realisez-un-audit-de-votre-site#/id/r-5603038" xlink:type="simple">https://openclassrooms.com/fr/courses/5561431-augmentez-votre-trafic-grace-au-referencement-naturel-seo/5578342-realisez-un-audit-de-votre-site#/id/r-5603038</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Taille du texte</text:p>
          </table:table-cell>
          <table:table-cell office:value-type="string" calcext:value-type="string">
            <text:p>Certains paragraphe possede une police trop petite pour etre lu sans difficulte par tous le monde</text:p>
          </table:table-cell>
          <table:table-cell office:value-type="string" calcext:value-type="string">
            <text:p>Non seulement une partie de texte doit etre lisible sans avoir a faire d’effort, mais elle doit aussi etre accessible via un autre mode pour certaine personne. Lecteur d’ecran ou braille pour les aveugles par exemple.</text:p>
          </table:table-cell>
          <table:table-cell table:style-name="ce4" office:value-type="string" calcext:value-type="string">
            <text:p>Nous allons ici agrandir la taille du texte.</text:p>
          </table:table-cell>
          <table:table-cell office:value-type="string" calcext:value-type="string">
            <text:p><text:a xlink:href="https://toscaconsultants.fr/accessibilite-numerique/wcag#:~:text=Rapport%20de%20contraste%20minimum%20%3A,en%20gros%20caractères%20%3A%203%3A1" xlink:type="simple">https://toscaconsultants.fr/accessibilite-numerique/wcag#:~:text=Rapport%20de%20contraste%20minimum%20%3A,en%20gros%20caract%C3%A8res%20%3A%203%3A1</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Contraste</text:p>
          </table:table-cell>
          <table:table-cell office:value-type="string" calcext:value-type="string">
            <text:p>certaines parties du site ne respect pas la norme WCAG car il possede un ratio texte/arriere-plan de contraste qui n’est pas assez eleve</text:p>
          </table:table-cell>
          <table:table-cell office:value-type="string" calcext:value-type="string">
            <text:p>Il faut que le contenu soit visible de facon clair, et pour savoir si c’est le cas les normes WCAG nous fournit des ratios a respecter selon la taille et le poid du texte.</text:p>
          </table:table-cell>
          <table:table-cell table:style-name="ce4" office:value-type="string" calcext:value-type="string">
            <text:p>Changement des couleurs tout en gardant l’idee graphique de base.</text:p>
            <text:p>Nous allons assombrir un peu le background et eclaircir le texte pour atteindre le bon ratio recommande</text:p>
          </table:table-cell>
          <table:table-cell office:value-type="string" calcext:value-type="string">
            <text:p><text:a xlink:href="https://developer.mozilla.org/fr/docs/Web/Accessibility/Mobile_accessibility_checklist#colour" xlink:type="simple">https://developer.mozilla.org/fr/docs/Web/Accessibility/Mobile_accessibility_checklist#colour</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Aria-label</text:p>
          </table:table-cell>
          <table:table-cell office:value-type="string" calcext:value-type="string">
            <text:p>aucun aria-label, aria-labelledby, ou aria-describedby n’est present dans le code du site.</text:p>
          </table:table-cell>
          <table:table-cell office:value-type="string" calcext:value-type="string">
            <text:p>Un equivalent textuel doit etre fournis pour chaque element non textuel, via les attribut alt ou title, et lorsqu’une balise ne posede pas ces attributs il faut utiliser les attribut aria.</text:p>
          </table:table-cell>
          <table:table-cell table:style-name="ce4" office:value-type="string" calcext:value-type="string">
            <text:p>Pour chaque element non textuel, si celui si ne possede pas de balise alt ou title nous allons implement un aria</text:p>
          </table:table-cell>
          <table:table-cell office:value-type="string" calcext:value-type="string">
            <text:p><text:a xlink:href="https://developer.mozilla.org/fr/docs/Web/Accessibility/Mobile_accessibility_checklist#text_equivalents" xlink:type="simple">https://developer.mozilla.org/fr/docs/Web/Accessibility/Mobile_accessibility_checklist#text_equivalents</text:a></text:p>
          </table:table-cell>
          <table:table-cell table:number-columns-repeated="1018"/>
        </table:table-row>
        <table:table-row table:style-name="ro3" table:number-rows-repeated="16">
          <table:table-cell table:number-columns-repeated="1024"/>
        </table:table-row>
        <table:table-row table:style-name="ro1" table:number-rows-repeated="969">
          <table:table-cell table:number-columns-repeated="1024"/>
        </table:table-row>
        <table:table-row table:style-name="ro4" table:number-rows-repeated="104757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5">00/00/0000</text:date>, <text:time style:data-style-name="N2" text:time-value="16:28:28.69399772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1-06-15T18:14:18.381544694</dc:date>
    <meta:generator>LibreOffice/6.4.7.2$Linux_X86_64 LibreOffice_project/40$Build-2</meta:generator>
    <meta:editing-duration>PT8H3M1S</meta:editing-duration>
    <meta:editing-cycles>9</meta:editing-cycles>
    <meta:document-statistic meta:table-count="1" meta:cell-count="9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